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M (Customer Relationship Management) suivi des prospect qui n'ont pas acheté</text:p>
      <text:p text:style-name="Standard">ERP (Entreprise Ressource Planning) Suivi des ventes des clients</text:p>
      <text:p text:style-name="Standard"/>
      <text:p text:style-name="Standard">SaaS (Software as a service) abonnement </text:p>
      <text:p text:style-name="Standard"/>
      <text:p text:style-name="Standard">Installer Adobe XD pour les wirefr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5T08:37:47.09</meta:creation-date>
    <meta:generator>OpenOffice/4.1.5$Win32 OpenOffice.org_project/415m1$Build-9789</meta:generator>
    <dc:date>2018-09-25T11:27:44.65</dc:date>
    <meta:editing-duration>PT2H49M55S</meta:editing-duration>
    <meta:editing-cycles>4</meta:editing-cycles>
    <meta:document-statistic meta:table-count="0" meta:image-count="0" meta:object-count="0" meta:page-count="1" meta:paragraph-count="4" meta:word-count="32" meta:character-count="219"/>
  </office:meta>
</office:document-meta>
</file>